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9.32cm" fo:margin-left="0.048cm" fo:margin-top="0cm" fo:margin-bottom="0cm" style:page-number="auto" table:align="left" style:writing-mode="lr-tb"/>
    </style:style>
    <style:style style:name="Tableau1.A" style:family="table-column">
      <style:table-column-properties style:column-width="9.409cm"/>
    </style:style>
    <style:style style:name="Tableau1.B" style:family="table-column">
      <style:table-column-properties style:column-width="9.911cm"/>
    </style:style>
    <style:style style:name="Tableau1.1" style:family="table-row">
      <style:table-row-properties style:min-row-height="0.621cm" style:keep-together="true" fo:keep-together="auto"/>
    </style:style>
    <style:style style:name="Tableau1.A1" style:family="table-cell">
      <style:table-cell-properties fo:background-color="#f1f1f1" fo:padding="0.199cm" fo:border-left="0.035cm solid #000001" fo:border-right="0.035cm solid #000001" fo:border-top="0.035cm solid #000001" fo:border-bottom="0.018cm solid #000001">
        <style:background-image/>
      </style:table-cell-properties>
    </style:style>
    <style:style style:name="Tableau1.3" style:family="table-row">
      <style:table-row-properties style:min-row-height="4.692cm" style:keep-together="true" fo:keep-together="auto"/>
    </style:style>
    <style:style style:name="Tableau1.A3" style:family="table-cell">
      <style:table-cell-properties fo:padding="0.199cm" fo:border-left="0.035cm solid #000001" fo:border-right="none" fo:border-top="0.018cm solid #000001" fo:border-bottom="0.018cm solid #000001"/>
    </style:style>
    <style:style style:name="Tableau1.B3" style:family="table-cell">
      <style:table-cell-properties fo:padding="0.199cm" fo:border-left="0.035cm solid #000001" fo:border-right="0.035cm solid #000001" fo:border-top="0.018cm solid #000001" fo:border-bottom="0.035cm solid #000001"/>
    </style:style>
    <style:style style:name="Tableau1.4" style:family="table-row">
      <style:table-row-properties style:min-row-height="2.958cm" style:keep-together="true" fo:keep-together="auto"/>
    </style:style>
    <style:style style:name="Tableau1.5" style:family="table-row">
      <style:table-row-properties style:min-row-height="3.311cm" style:keep-together="true" fo:keep-together="auto"/>
    </style:style>
    <style:style style:name="Tableau1.B5" style:family="table-cell">
      <style:table-cell-properties fo:padding="0.199cm" fo:border-left="0.035cm solid #000001" fo:border-right="0.035cm solid #000001" fo:border-top="0.018cm solid #000001" fo:border-bottom="0.018cm solid #000001"/>
    </style:style>
    <style:style style:name="Tableau1.6" style:family="table-row">
      <style:table-row-properties style:min-row-height="3.47cm" style:keep-together="true" fo:keep-together="auto"/>
    </style:style>
    <style:style style:name="Tableau1.7" style:family="table-row">
      <style:table-row-properties style:min-row-height="0.09cm" style:keep-together="true" fo:keep-together="auto"/>
    </style:style>
    <style:style style:name="Tableau1.8" style:family="table-row">
      <style:table-row-properties style:min-row-height="3.343cm" style:keep-together="true" fo:keep-together="auto"/>
    </style:style>
    <style:style style:name="Tableau2" style:family="table">
      <style:table-properties style:width="19.323cm" fo:margin-left="0.048cm" fo:margin-top="0cm" fo:margin-bottom="0cm" table:align="left" style:writing-mode="lr-tb"/>
    </style:style>
    <style:style style:name="Tableau2.A" style:family="table-column">
      <style:table-column-properties style:column-width="9.389cm"/>
    </style:style>
    <style:style style:name="Tableau2.B" style:family="table-column">
      <style:table-column-properties style:column-width="9.934cm"/>
    </style:style>
    <style:style style:name="Tableau2.1" style:family="table-row">
      <style:table-row-properties style:min-row-height="0.559cm" style:keep-together="true" fo:keep-together="auto"/>
    </style:style>
    <style:style style:name="Tableau2.A1" style:family="table-cell">
      <style:table-cell-properties fo:background-color="#d9d9d9" fo:padding-left="0.191cm" fo:padding-right="0.191cm" fo:padding-top="0cm" fo:padding-bottom="0cm" fo:border-left="0.035cm solid #000001" fo:border-right="0.035cm solid #000001" fo:border-top="0.018cm solid #000001" fo:border-bottom="0.018cm solid #000001">
        <style:background-image/>
      </style:table-cell-properties>
    </style:style>
    <style:style style:name="Tableau2.2" style:family="table-row">
      <style:table-row-properties style:min-row-height="1.152cm" style:keep-together="true" fo:keep-together="auto"/>
    </style:style>
    <style:style style:name="Tableau2.A2" style:family="table-cell">
      <style:table-cell-properties fo:padding-left="0.191cm" fo:padding-right="0.191cm" fo:padding-top="0cm" fo:padding-bottom="0cm" fo:border-left="0.035cm solid #000001" fo:border-right="0.035cm solid #000001" fo:border-top="0.018cm solid #000001" fo:border-bottom="0.018cm solid #000001"/>
    </style:style>
    <style:style style:name="Tableau2.3" style:family="table-row">
      <style:table-row-properties style:min-row-height="3.009cm" style:keep-together="true" fo:keep-together="auto"/>
    </style:style>
    <style:style style:name="Tableau2.4" style:family="table-row">
      <style:table-row-properties style:min-row-height="3.152cm" style:keep-together="true" fo:keep-together="auto"/>
    </style:style>
    <style:style style:name="Tableau2.5" style:family="table-row">
      <style:table-row-properties style:min-row-height="2.676cm" style:keep-together="true" fo:keep-together="auto"/>
    </style:style>
    <style:style style:name="Tableau2.7" style:family="table-row">
      <style:table-row-properties style:min-row-height="0.321cm" style:keep-together="true" fo:keep-together="auto"/>
    </style:style>
    <style:style style:name="Tableau2.8" style:family="table-row">
      <style:table-row-properties style:min-row-height="2.946cm" style:keep-together="true" fo:keep-together="auto"/>
    </style:style>
    <style:style style:name="Tableau2.9" style:family="table-row">
      <style:table-row-properties style:min-row-height="3.93cm" style:keep-together="true" fo:keep-together="auto"/>
    </style:style>
    <style:style style:name="Tableau2.10" style:family="table-row">
      <style:table-row-properties style:min-row-height="3.327cm" style:keep-together="true" fo:keep-together="auto"/>
    </style:style>
    <style:style style:name="Tableau3" style:family="table">
      <style:table-properties style:width="11.534cm" fo:margin-left="-0.191cm" fo:margin-top="0cm" fo:margin-bottom="0cm" table:align="left" style:writing-mode="lr-tb"/>
    </style:style>
    <style:style style:name="Tableau3.A" style:family="table-column">
      <style:table-column-properties style:column-width="3.263cm"/>
    </style:style>
    <style:style style:name="Tableau3.B" style:family="table-column">
      <style:table-column-properties style:column-width="1.33cm"/>
    </style:style>
    <style:style style:name="Tableau3.C" style:family="table-column">
      <style:table-column-properties style:column-width="1.27cm"/>
    </style:style>
    <style:style style:name="Tableau3.E" style:family="table-column">
      <style:table-column-properties style:column-width="1.427cm"/>
    </style:style>
    <style:style style:name="Tableau3.G" style:family="table-column">
      <style:table-column-properties style:column-width="1.704cm"/>
    </style:style>
    <style:style style:name="Tableau3.1" style:family="table-row">
      <style:table-row-properties style:keep-together="true" fo:keep-together="auto"/>
    </style:style>
    <style:style style:name="Tableau3.A1" style:family="table-cell">
      <style:table-cell-properties fo:background-color="#d9d9d9" fo:padding-left="0.191cm" fo:padding-right="0.191cm" fo:padding-top="0cm" fo:padding-bottom="0cm" fo:border="0.018cm solid #000001">
        <style:background-image/>
      </style:table-cell-properties>
    </style:style>
    <style:style style:name="Tableau3.A2" style:family="table-cell">
      <style:table-cell-properties fo:padding-left="0.191cm" fo:padding-right="0.191cm" fo:padding-top="0cm" fo:padding-bottom="0cm" fo:border="0.018cm solid #000001"/>
    </style:style>
    <style:style style:name="P1" style:family="paragraph" style:parent-style-name="Footer">
      <style:paragraph-properties fo:text-align="end" style:justify-single-word="false"/>
    </style:style>
    <style:style style:name="P2" style:family="paragraph" style:parent-style-name="Standard">
      <style:text-properties style:font-name="Calibri" fo:font-size="10pt" style:font-size-asian="10pt" style:font-name-complex="Calibri1" style:font-size-complex="10pt"/>
    </style:style>
    <style:style style:name="P3" style:family="paragraph" style:parent-style-name="Standard">
      <style:text-properties style:font-name="Calibri" fo:font-size="10pt" fo:font-weight="bold" style:font-size-asian="10pt" style:font-weight-asian="bold" style:font-name-complex="Calibri1" style:font-size-complex="10pt" style:font-weight-complex="bold"/>
    </style:style>
    <style:style style:name="P4" style:family="paragraph" style:parent-style-name="Table_20_Paragraph">
      <style:text-properties style:font-name="Calibri" fo:font-size="10pt" style:font-size-asian="10pt" style:font-name-complex="Calibri1" style:font-size-complex="10pt"/>
    </style:style>
    <style:style style:name="P5" style:family="paragraph" style:parent-style-name="Table_20_Paragraph">
      <style:paragraph-properties fo:text-align="center" style:justify-single-word="false"/>
      <style:text-properties style:font-name="Calibri" fo:font-size="10pt" style:font-size-asian="10pt" style:font-name-complex="Calibri1" style:font-size-complex="10pt"/>
    </style:style>
    <style:style style:name="P6" style:family="paragraph" style:parent-style-name="Table_20_Paragraph">
      <style:paragraph-properties fo:text-align="end" style:justify-single-word="false"/>
      <style:text-properties style:font-name="Calibri" fo:font-size="10pt" style:font-size-asian="10pt" style:font-name-complex="Calibri1" style:font-size-complex="10pt"/>
    </style:style>
    <style:style style:name="P7" style:family="paragraph" style:parent-style-name="Table_20_Paragraph">
      <style:text-properties style:font-name="Calibri" fo:font-size="12pt" fo:font-weight="bold" style:font-size-asian="12pt" style:font-weight-asian="bold" style:font-name-complex="Calibri1" style:font-size-complex="12pt" style:font-weight-complex="bold"/>
    </style:style>
    <style:style style:name="P8" style:family="paragraph" style:parent-style-name="Table_20_Paragraph">
      <style:paragraph-properties fo:margin-left="0.661cm" fo:margin-right="0cm" fo:text-indent="0cm" style:auto-text-indent="false"/>
    </style:style>
    <style:style style:name="P9" style:family="paragraph" style:parent-style-name="Table_20_Paragraph">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10" style:family="paragraph" style:parent-style-name="Table_20_Paragraph">
      <style:paragraph-properties fo:margin-left="0.661cm" fo:margin-right="0cm" fo:text-indent="0cm" style:auto-text-indent="false"/>
      <style:text-properties style:font-name="Calibri" fo:font-size="8.5pt" style:font-size-asian="8.5pt" style:font-name-complex="Calibri1" style:font-size-complex="8.5pt"/>
    </style:style>
    <style:style style:name="P11" style:family="paragraph" style:parent-style-name="Table_20_Paragraph">
      <style:paragraph-properties fo:margin-left="0.635cm" fo:margin-right="0cm" fo:text-indent="0cm" style:auto-text-indent="false"/>
    </style:style>
    <style:style style:name="P12" style:family="paragraph" style:parent-style-name="Table_20_Paragraph">
      <style:paragraph-properties fo:margin-left="0.635cm" fo:margin-right="0cm" fo:text-indent="0cm" style:auto-text-indent="false"/>
      <style:text-properties style:font-name="Calibri" fo:font-size="8.5pt" style:font-name-asian="Noto Sans" style:font-size-asian="8.5pt" style:font-name-complex="Calibri1" style:font-size-complex="8.5pt"/>
    </style:style>
    <style:style style:name="P13" style:family="paragraph" style:parent-style-name="Table_20_Paragraph">
      <style:paragraph-properties fo:margin-left="1.27cm" fo:margin-right="0cm" fo:text-indent="0cm" style:auto-text-indent="false"/>
      <style:text-properties style:font-name="Calibri" fo:font-size="8.5pt" style:font-name-asian="Noto Sans" style:font-size-asian="8.5pt" style:font-name-complex="Calibri1" style:font-size-complex="8.5pt"/>
    </style:style>
    <style:style style:name="P14" style:family="paragraph" style:parent-style-name="Table_20_Paragraph">
      <style:paragraph-properties fo:margin-left="0cm" fo:margin-right="0cm" fo:text-indent="0cm" style:auto-text-indent="false"/>
      <style:text-properties style:font-name="Calibri" fo:font-size="8.5pt" style:font-name-asian="Noto Sans" style:font-size-asian="8.5pt" style:font-name-complex="Calibri1" style:font-size-complex="8.5pt"/>
    </style:style>
    <style:style style:name="P15" style:family="paragraph" style:parent-style-name="Table_20_Paragraph">
      <style:paragraph-properties fo:margin-left="0.252cm" fo:margin-right="0.758cm" fo:orphans="2" fo:widows="2" fo:text-indent="0cm" style:auto-text-indent="false" style:writing-mode="lr-tb"/>
      <style:text-properties style:font-name="Calibri" fo:font-size="12pt" fo:font-weight="bold" style:font-name-asian="Noto Sans" style:font-size-asian="12pt" style:font-weight-asian="bold" style:font-name-complex="Calibri1" style:font-size-complex="12pt" style:font-weight-complex="bold"/>
    </style:style>
    <style:style style:name="P16" style:family="paragraph" style:parent-style-name="Standard">
      <style:text-properties style:font-name="Calibri" fo:font-size="10pt" style:font-size-asian="10pt" style:font-name-complex="Calibri1" style:font-size-complex="10pt"/>
    </style:style>
    <style:style style:name="P17" style:family="paragraph" style:parent-style-name="Standard">
      <style:text-properties style:font-name="Calibri" fo:font-size="10pt" fo:font-weight="bold" style:font-size-asian="10pt" style:font-weight-asian="bold" style:font-name-complex="Calibri1" style:font-size-complex="10pt" style:font-weight-complex="bold"/>
    </style:style>
    <style:style style:name="P18" style:family="paragraph" style:parent-style-name="Standard">
      <style:text-properties style:font-name="Calibri" fo:font-size="10pt" fo:font-weight="normal" style:font-size-asian="10pt" style:font-weight-asian="normal" style:font-name-complex="Calibri1" style:font-size-complex="10pt" style:font-weight-complex="normal"/>
    </style:style>
    <style:style style:name="P19" style:family="paragraph" style:parent-style-name="Table_20_Paragraph" style:list-style-name="WWNum1">
      <style:text-properties style:font-name="Calibri" fo:font-size="8.5pt" style:font-name-asian="Noto Sans" style:font-size-asian="8.5pt" style:font-name-complex="Calibri1" style:font-size-complex="8.5pt"/>
    </style:style>
    <style:style style:name="P20" style:family="paragraph" style:parent-style-name="Table_20_Paragraph" style:list-style-name="WWNum1">
      <style:paragraph-properties fo:margin-left="0.661cm" fo:margin-right="0cm" fo:margin-top="0cm" fo:margin-bottom="0cm" fo:text-indent="0cm" style:auto-text-indent="false"/>
    </style:style>
    <style:style style:name="P21" style:family="paragraph" style:parent-style-name="Table_20_Paragraph">
      <style:paragraph-properties fo:margin-left="0.661cm" fo:margin-right="0cm" fo:text-indent="0cm" style:auto-text-indent="false"/>
    </style:style>
    <style:style style:name="P22" style:family="paragraph" style:parent-style-name="Table_20_Paragraph" style:list-style-name="WWNum1">
      <style:paragraph-properties fo:margin-left="0.661cm" fo:margin-right="0cm" fo:text-indent="0cm" style:auto-text-indent="false"/>
      <style:text-properties style:font-name="Calibri" fo:font-size="9pt" style:font-size-asian="9pt" style:font-name-complex="Calibri1" style:font-size-complex="9pt"/>
    </style:style>
    <style:style style:name="P23" style:family="paragraph" style:parent-style-name="Table_20_Paragraph" style:list-style-name="WWNum1">
      <style:paragraph-properties fo:margin-left="0.661cm" fo:margin-right="0cm" fo:text-indent="0cm" style:auto-text-indent="false"/>
      <style:text-properties style:font-name="Calibri" fo:font-size="9pt" style:font-name-asian="Noto Sans" style:font-size-asian="9pt" style:font-name-complex="Calibri1" style:font-size-complex="9pt"/>
    </style:style>
    <style:style style:name="P24" style:family="paragraph" style:parent-style-name="Table_20_Paragraph" style:list-style-name="WWNum1">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25" style:family="paragraph" style:parent-style-name="Table_20_Paragraph" style:list-style-name="WWNum1">
      <style:paragraph-properties fo:margin-left="0cm" fo:margin-right="0cm" fo:text-indent="0cm" style:auto-text-indent="false"/>
      <style:text-properties style:font-name="Calibri" fo:font-size="8.5pt" style:font-name-asian="Noto Sans" style:font-size-asian="8.5pt" style:font-name-complex="Calibri1" style:font-size-complex="8.5pt"/>
    </style:style>
    <style:style style:name="P26" style:family="paragraph" style:parent-style-name="footnote_20_text" style:master-page-name="Converted1">
      <style:paragraph-properties style:line-height-at-least="0.282cm" style:page-number="auto"/>
    </style:style>
    <style:style style:name="T1" style:family="text">
      <style:text-properties style:font-name="Calibri" fo:font-weight="bold" style:font-weight-asian="bold" style:font-name-complex="Calibri1" style:font-weight-complex="bold"/>
    </style:style>
    <style:style style:name="T2" style:family="text">
      <style:text-properties style:font-name="Calibri" fo:font-size="10pt" style:font-size-asian="10pt" style:font-name-complex="Calibri1" style:font-size-complex="10pt"/>
    </style:style>
    <style:style style:name="T3" style:family="text">
      <style:text-properties style:font-name="Calibri" fo:font-size="10pt" fo:font-weight="bold" style:font-size-asian="10pt" style:font-weight-asian="bold" style:font-name-complex="Calibri1" style:font-size-complex="10pt" style:font-weight-complex="bold"/>
    </style:style>
    <style:style style:name="T4" style:family="text">
      <style:text-properties style:font-name="Calibri" fo:font-size="8.5pt" style:font-size-asian="8.5pt" style:font-name-complex="Calibri1" style:font-size-complex="8.5pt"/>
    </style:style>
    <style:style style:name="T5" style:family="text">
      <style:text-properties style:font-name="Calibri" fo:font-size="8.5pt" style:font-name-asian="Noto Sans" style:font-size-asian="8.5pt" style:font-name-complex="Calibri1" style:font-size-complex="8.5pt"/>
    </style:style>
    <style:style style:name="T6" style:family="text">
      <style:text-properties style:font-name="Calibri" fo:font-size="9pt" style:font-size-asian="9pt" style:font-name-complex="Calibri1" style:font-size-complex="9pt"/>
    </style:style>
    <style:style style:name="T7" style:family="text">
      <style:text-properties style:font-name="Calibri" fo:font-weight="normal" style:font-weight-asian="normal" style:font-name-complex="Calibri1" style:font-weight-complex="normal"/>
    </style:style>
    <style:style style:name="T8" style:family="text">
      <style:text-properties style:font-name="Segoe UI Symbol" fo:font-size="8.5pt" style:font-name-asian="MS Gothic1" style:font-size-asian="8.5pt" style:font-name-complex="Segoe UI Symbol1" style:font-size-complex="8.5pt"/>
    </style:style>
    <style:style style:name="T9" style:family="text">
      <style:text-properties style:font-name="MS Gothic" fo:font-size="8.5pt" style:font-name-asian="MS Gothic1" style:font-size-asian="8.5pt" style:font-name-complex="Calibri1" style:font-size-complex="8.5pt"/>
    </style:style>
    <style:style style:name="T10" style:family="text">
      <style:text-properties fo:font-size="9pt" style:font-size-asian="9pt" style:font-size-complex="9pt"/>
    </style:style>
    <style:style style:name="T11" style:family="text">
      <style:text-properties fo:color="#00000a" style:font-name="Calibri" fo:font-size="9pt" style:font-size-asian="9pt" style:font-name-complex="Calibri1" style:font-size-complex="9pt"/>
    </style:style>
    <style:style style:name="T12" style:family="text">
      <style:text-properties fo:font-weight="bold" style:font-weight-asian="bold" style:font-weight-complex="bold"/>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8pt" fo:font-style="italic" fo:font-weight="normal"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Table_20_Paragraph"><text:span text:style-name="T1">Évaluation des risques liés aux cas d'usage de l'IA — </text:span><text:span text:style-name="T7">Ce questionnaire est destiné à aider le personnel à évaluer le profil de risque d'un cas d'utilisation de l'IA. Le niveau de risque permettra de planifier le niveau des efforts d'atténuation des risques, le calendrier estimé pour la vérification de la sécurité, de la qualité et des performances, ainsi que les ressources nécessaires. </text:span><text:span text:style-name="T2"><text:s/></text:span></text:p>
          </table:table-cell>
          <table:covered-table-cell/>
        </table:table-row>
        <table:table-row table:style-name="Tableau1.1">
          <table:table-cell table:style-name="Tableau1.A1" table:number-columns-spanned="2" office:value-type="string">
            <text:p text:style-name="P7"><text:line-break/>COMMENT et POURQUOI ?</text:p>
          </table:table-cell>
          <table:covered-table-cell/>
        </table:table-row>
        <table:table-row table:style-name="Tableau1.3">
          <table:table-cell table:style-name="Tableau1.A3" office:value-type="string">
            <text:list xml:id="list3280018374260879705" text:style-name="WWNum1">
              <text:list-item>
                <text:p text:style-name="P20"><text:span text:style-name="T10">Décrivez le cas d'usage d'IA proposé, en incluant des informations sur la fonction qui sera améliorée ou automatisée grâce à l'IA, les améliorations attendues ou les capacités spécifiques qui seront créées.</text:span><text:text-input text:description=""/></text:p>
              </text:list-item>
            </text:list>
          </table:table-cell>
          <table:table-cell table:style-name="Tableau1.B3" table:number-rows-spanned="2" office:value-type="string">
            <text:list xml:id="list1409804235" text:continue-numbering="true" text:style-name="WWNum1">
              <text:list-item>
                <text:p text:style-name="P22">Qu'est-ce qui motive votre équipe à introduire de l'IA dans ce processus ? (Cochez toutes les réponses qui s'appliquent)</text:p>
              </text:list-item>
            </text:list>
            <text:p text:style-name="P8"><text:span text:style-name="T8">☐</text:span><text:span text:style-name="T4"> Une demande de la direction</text:span></text:p>
            <text:p text:style-name="P10">☐ Atteindre un objectif stratégique ou opérationnel actuellement hors de portée <text:s/></text:p>
            <text:p text:style-name="P10">☐ Volume élevé de travail ou de cas en souffrance</text:p>
            <text:p text:style-name="P10">☐ Améliorer la qualité globale de la production ou du service</text:p>
            <text:p text:style-name="P10">☐ Réduction du temps d'exécution d'un processus existant (gain de temps)</text:p>
            <text:p text:style-name="P10">☐ L'introduction d'IA permettra d'accomplir des tâches qui seraient hors de portée pour des humains dans un délai raisonnable (échelle)</text:p>
            <text:p text:style-name="P10">☐ Utilisation d'approches innovantes, volonté d'essayer quelque chose de nouveau.</text:p>
            <text:p text:style-name="P10">☐ Possibilité de collaborer avec des partenaires internes ou externes.</text:p>
            <text:p text:style-name="P8"><text:span text:style-name="T4">☐ Autre (veuillez préciser) : </text:span><text:text-input text:description=""/></text:p>
          </table:table-cell>
        </table:table-row>
        <table:table-row table:style-name="Tableau1.4">
          <table:table-cell table:style-name="Tableau1.A3" office:value-type="string">
            <text:list xml:id="list1341986250" text:continue-numbering="true" text:style-name="WWNum1">
              <text:list-item>
                <text:p text:style-name="P23">L'amélioration proposée se situe-t-elle dans un domaine où il existe un degré élevé de surveillance, de réglementation ou de risque de litige ? </text:p>
              </text:list-item>
            </text:list>
            <text:p text:style-name="P8"><text:span text:style-name="T8">☐</text:span><text:span text:style-name="T5"> A: Oui </text:span></text:p>
            <text:p text:style-name="P8"><text:span text:style-name="T8">☐</text:span><text:span text:style-name="T5"> B: Peut-être </text:span></text:p>
            <text:p text:style-name="P8"><text:span text:style-name="T8">☐</text:span><text:span text:style-name="T5"> C: Je ne sais pas </text:span></text:p>
            <text:p text:style-name="P8"><text:span text:style-name="T8">☐</text:span><text:span text:style-name="T5"> D: Probablement non</text:span></text:p>
            <text:p text:style-name="P8"><text:span text:style-name="T8">☐</text:span><text:span text:style-name="T5"> E: No</text:span><text:span text:style-name="cf01"><text:span text:style-name="T5">n</text:span></text:span></text:p>
            <text:p text:style-name="P8"><text:span text:style-name="cf01"><text:span text:style-name="T5"/></text:span></text:p>
          </table:table-cell>
          <table:covered-table-cell/>
        </table:table-row>
        <table:table-row table:style-name="Tableau1.5">
          <table:table-cell table:style-name="Tableau1.A3" office:value-type="string">
            <text:list xml:id="list1838928912" text:continue-numbering="true" text:style-name="WWNum1">
              <text:list-item>
                <text:p text:style-name="P23">Comment le processus ou le service IA proposé fonctionnera-t-il en fin de compte ?</text:p>
              </text:list-item>
            </text:list>
            <text:p text:style-name="P8"><text:span text:style-name="T8">☐</text:span><text:span text:style-name="T5"> A. Entièrement automatisé, sans examen ni contrôle humain</text:span></text:p>
            <text:p text:style-name="P9">☐ B : Partiellement automatisé avec un examen limité des résultats</text:p>
            <text:p text:style-name="P9">☐ C : Je ne sais pas</text:p>
            <text:p text:style-name="P9">☐ D : Partiellement automatisé avec examen régulier d'un échantillon de résultats</text:p>
            <text:p text:style-name="P9">☐ E : Partiellement automatisé avec examen de tous les résultats </text:p>
            <text:p text:style-name="P8"><text:span text:style-name="T5">☐ Autre, décrire : </text:span><text:text-input text:description=""/></text:p>
            <text:p text:style-name="P9"/>
          </table:table-cell>
          <table:table-cell table:style-name="Tableau1.B5" office:value-type="string">
            <text:list xml:id="list242862316" text:continue-numbering="true" text:style-name="WWNum1">
              <text:list-item>
                <text:p text:style-name="P23">Les humains et les outils d'IA introduisent tous deux des erreurs dans les flux de travail. Quelle est la tolérance à l'erreur dans le cas d'usage proposé ? </text:p>
              </text:list-item>
            </text:list>
            <text:p text:style-name="P11"><text:span text:style-name="T8">☐</text:span><text:span text:style-name="T5"> A : Aucune tolérance <text:s text:c="23"/></text:span></text:p>
            <text:p text:style-name="P12">☐ B : Faible tolérance à l'erreur <text:s text:c="3"/></text:p>
            <text:p text:style-name="P12">☐ C : Je ne sais pas </text:p>
            <text:p text:style-name="P12">☐ D : Une certaine tolérance</text:p>
            <text:p text:style-name="P12">☐ E : Haute tolérance</text:p>
          </table:table-cell>
        </table:table-row>
        <table:table-row table:style-name="Tableau1.6">
          <table:table-cell table:style-name="Tableau1.A3" office:value-type="string">
            <text:list xml:id="list1517301668" text:continue-numbering="true" text:style-name="WWNum1">
              <text:list-item>
                <text:p text:style-name="P23">Ce dispositif IA <text:s/>est-il opérationnel dans d'autres systèmes internes ou externes ? <text:s/></text:p>
              </text:list-item>
            </text:list>
            <text:p text:style-name="P8"><text:span text:style-name="T8">☐</text:span><text:span text:style-name="T5"> A: Non</text:span></text:p>
            <text:p text:style-name="P8"><text:span text:style-name="T8">☐</text:span><text:span text:style-name="T5"> B : Pas que je sache</text:span></text:p>
            <text:p text:style-name="P9">☐ C : Je ne sais pas</text:p>
            <text:p text:style-name="P9">☐ D : Oui, dans une autre organisation</text:p>
            <text:p text:style-name="P9">☐ E : Oui, dans mon organisation </text:p>
            <text:p text:style-name="P8"><text:span text:style-name="T5">☐ F : Si oui, où et de quoi s'agit-il ? </text:span><text:text-input text:description=""/></text:p>
          </table:table-cell>
          <table:table-cell table:style-name="Tableau1.B5" office:value-type="string">
            <text:list xml:id="list2017595554" text:continue-numbering="true" text:style-name="WWNum1">
              <text:list-item>
                <text:p text:style-name="P23">Quel est le degré de priorisation pour le cas d'usage ? <text:s text:c="2"/></text:p>
              </text:list-item>
            </text:list>
            <text:p text:style-name="P8"><text:span text:style-name="T8">☐</text:span><text:span text:style-name="T5"> A : Ce serait bien de le faire </text:span></text:p>
            <text:p text:style-name="P8"><text:span text:style-name="T8">☐</text:span><text:span text:style-name="T5"> B : C'est un investissement ou une amélioration stratégique</text:span></text:p>
            <text:p text:style-name="P9">☐ C : Je ne sais pas</text:p>
            <text:p text:style-name="P9">☐ D : Affecte une fonction critique</text:p>
            <text:p text:style-name="P9">☐ E : Affecte une fonction critique que seule cette organisation accomplit</text:p>
            <text:p text:style-name="P9"/>
            <text:p text:style-name="P9"/>
            <text:p text:style-name="P9"/>
          </table:table-cell>
        </table:table-row>
        <table:table-row table:style-name="Tableau1.7">
          <table:table-cell table:style-name="Tableau1.A3" office:value-type="string">
            <text:list xml:id="list910975904" text:continue-numbering="true" text:style-name="WWNum1">
              <text:list-item>
                <text:p text:style-name="P23">Quelle serait la conséquence du non-déploiement du cas d'usage <text:s/>?</text:p>
              </text:list-item>
            </text:list>
            <text:p text:style-name="P9">☐ A : Le cas d'usage n'a pas pu être livré du tout</text:p>
            <text:p text:style-name="P9">☐ B : Le cas d'utilisation ne serait pas disponible en temps voulu et/ou les coûts seraient trop élevés</text:p>
            <text:p text:style-name="P9">☐ C : Je ne sais pas</text:p>
            <text:p text:style-name="P9">☐ D : La qualité du cas d'usage ne serait pas aussi élevée qu'attendu</text:p>
            <text:p text:style-name="P9">☐ E : Le cas d'usage n'améliorerait pas ou ne répondrait pas aux attentes</text:p>
            <text:p text:style-name="P9"><text:soft-page-break/>☐ F : Autre, veuillez préciser</text:p>
            <text:p text:style-name="P14"/>
            <text:p text:style-name="P9"/>
          </table:table-cell>
          <table:table-cell table:style-name="Tableau1.B5" office:value-type="string">
            <text:list xml:id="list1310385021" text:continue-numbering="true" text:style-name="WWNum1">
              <text:list-item>
                <text:p text:style-name="P23">Comment assurez-vous actuellement des résultats de qualité ou procédez-vous au contrôle de la qualité pour ce dispositif (ou tâche, ou processus) ? </text:p>
              </text:list-item>
            </text:list>
            <text:p text:style-name="P9">☐ A : Aucun, ses résultats ne sont pas examinés. </text:p>
            <text:p text:style-name="P9">☐ B : Il s'agit d'un nouveau dispositif, il n'existe donc pas encore de méthode de contrôle.</text:p>
            <text:p text:style-name="P9">☐ C : Je ne sais pas</text:p>
            <text:p text:style-name="P9">☐ D : Nous disposons d'un personnel spécialisé pour le contrôle </text:p>
            <text:p text:style-name="P9">☐ E : Nous disposons d'un personnel spécialisé pour le contrôle et il <text:soft-page-break/>existe des politiques et/ou des normes écrites.</text:p>
            <text:p text:style-name="P9">☐ F : Autre, décrivez :</text:p>
            <text:list xml:id="list1145533918" text:continue-numbering="true" text:style-name="WWNum1">
              <text:list-header>
                <text:p text:style-name="P25"/>
              </text:list-header>
            </text:list>
          </table:table-cell>
        </table:table-row>
        <table:table-row table:style-name="Tableau1.8">
          <table:table-cell table:style-name="Tableau1.A3" office:value-type="string">
            <text:list xml:id="list746950427" text:continue-numbering="true" text:style-name="WWNum1">
              <text:list-item>
                <text:p text:style-name="P23">Quel est le coût ou l'impact des erreurs dans ce cas d'usage ? </text:p>
              </text:list-item>
            </text:list>
            <text:p text:style-name="P9">☐ A : élevé - les erreurs entraîneraient des défaillances catastrophiques des flux de travail critiques</text:p>
            <text:p text:style-name="P9">☐ B : Modérément élevé - les erreurs seraient très coûteuses à résoudre et à réparer</text:p>
            <text:p text:style-name="P9">☐ C : Je ne sais pas </text:p>
            <text:p text:style-name="P9">☐ D : Modéré - les erreurs causeraient quelques perturbations </text:p>
            <text:p text:style-name="P9">☐ E : Faible - les erreurs auraient peu d'impact</text:p>
            <text:list xml:id="list1903195830" text:continue-numbering="true" text:style-name="WWNum1">
              <text:list-header>
                <text:p text:style-name="P24"/>
              </text:list-header>
            </text:list>
          </table:table-cell>
          <table:table-cell table:style-name="Tableau1.B5" office:value-type="string">
            <text:list xml:id="list192678701" text:continue-numbering="true" text:style-name="WWNum1">
              <text:list-item>
                <text:p text:style-name="P23">Les impacts résultant du dispositif IA dans le cas d'usage sont-ils réversibles ? </text:p>
                <text:p text:style-name="P24">☐ A : Impossible de revenir en arrière</text:p>
              </text:list-item>
            </text:list>
            <text:p text:style-name="P9">☐ B : Difficilement réversible</text:p>
            <text:list xml:id="list2042357634" text:continue-numbering="true" text:style-name="WWNum1">
              <text:list-header>
                <text:p text:style-name="P24">☐ C : Je ne sais pas </text:p>
                <text:p text:style-name="P24">☐ D : Probablement réversible</text:p>
                <text:p text:style-name="P24">☐ E : Facilement réversible </text:p>
              </text:list-header>
            </text:list>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7"><text:line-break/>QUI ?</text:p>
          </table:table-cell>
          <table:covered-table-cell/>
        </table:table-row>
        <table:table-row table:style-name="Tableau2.2">
          <table:table-cell table:style-name="Tableau2.A2" table:number-columns-spanned="2" office:value-type="string">
            <text:list xml:id="list475426946" text:continue-numbering="true" text:style-name="WWNum1">
              <text:list-item>
                <text:p text:style-name="P23">Quelles sont les parties prenantes à consulter, à tenir informées et auprès desquelles recueillir des informations et des commentaires sur le cas d'usage IA proposé ? </text:p>
              </text:list-item>
            </text:list>
            <text:p text:style-name="P13"/>
          </table:table-cell>
          <table:covered-table-cell/>
        </table:table-row>
        <table:table-row table:style-name="Tableau2.3">
          <table:table-cell table:style-name="Tableau2.A2" office:value-type="string">
            <text:list xml:id="list1810800538" text:continue-numbering="true" text:style-name="WWNum1">
              <text:list-item>
                <text:p text:style-name="P24">Si elle est mise en œuvre avec succès, cette amélioration pourrait-elle avoir des répercussions majeures sur le personnel, que ce soit en termes d'effectifs ou de rôles ? </text:p>
              </text:list-item>
            </text:list>
            <text:p text:style-name="P8"><text:span text:style-name="T8">☐</text:span><text:span text:style-name="T5"> A: Oui, de nombreux membres du personnel seront touchés</text:span></text:p>
            <text:p text:style-name="P8"><text:span text:style-name="T8">☐</text:span><text:span text:style-name="T5"> B: Oui, des membres du personnel seront touchés </text:span></text:p>
            <text:p text:style-name="P8"><text:span text:style-name="T8">☐</text:span><text:span text:style-name="T5"> C: Je ne sais pas </text:span></text:p>
            <text:p text:style-name="P8"><text:span text:style-name="T8">☐</text:span><text:span text:style-name="T5"> D: Oui, quelques membres du personnel seront touchés </text:span></text:p>
            <text:p text:style-name="P8"><text:span text:style-name="T8">☐</text:span><text:span text:style-name="T5"> E: Aucun membre du personnel ne sera touché</text:span></text:p>
          </table:table-cell>
          <table:table-cell table:style-name="Tableau2.A2" office:value-type="string">
            <text:list xml:id="list2083166485" text:continue-numbering="true" text:style-name="WWNum1">
              <text:list-item>
                <text:p text:style-name="P24">Quel est le niveau actuel de compétence ou d'expérience du personnel concerné en matière d'IA ? </text:p>
              </text:list-item>
            </text:list>
            <text:p text:style-name="P8"><text:span text:style-name="T8">☐</text:span><text:span text:style-name="T5"> A: Débutant complet </text:span></text:p>
            <text:p text:style-name="P8"><text:span text:style-name="T8">☐</text:span><text:span text:style-name="T5"> B: Novice</text:span></text:p>
            <text:p text:style-name="P8"><text:span text:style-name="T8">☐</text:span><text:span text:style-name="T5"> C: Je ne sais pas</text:span></text:p>
            <text:p text:style-name="P8"><text:span text:style-name="T8">☐</text:span><text:span text:style-name="T5"> D: Moyennement expérimenté </text:span></text:p>
            <text:p text:style-name="P8"><text:span text:style-name="T8">☐</text:span><text:span text:style-name="T5"> E: Très expérimenté</text:span></text:p>
          </table:table-cell>
        </table:table-row>
        <table:table-row table:style-name="Tableau2.4">
          <table:table-cell table:style-name="Tableau2.A2" office:value-type="string">
            <text:list xml:id="list1302502310" text:continue-numbering="true" text:style-name="WWNum1">
              <text:list-item>
                <text:p text:style-name="P24">Les utilisateurs finaux interagiront-ils directement avec le dispositif IA ? </text:p>
              </text:list-item>
            </text:list>
            <text:p text:style-name="P8"><text:span text:style-name="T8">☐</text:span><text:span text:style-name="T5"> A: Oui</text:span></text:p>
            <text:p text:style-name="P8"><text:span text:style-name="T8">☐</text:span><text:span text:style-name="T5"> B: Oui, avec l'aide du personnel </text:span></text:p>
            <text:p text:style-name="P8"><text:span text:style-name="T8">☐</text:span><text:span text:style-name="T5"> C: Je ne sais pas </text:span></text:p>
            <text:p text:style-name="P8"><text:span text:style-name="T8">☐</text:span><text:span text:style-name="T5"> D: Pas directement, le personnel servira de médiateur pour l'accès</text:span></text:p>
            <text:p text:style-name="P8"><text:span text:style-name="T8">☐</text:span><text:span text:style-name="T5"> E: Non</text:span></text:p>
          </table:table-cell>
          <table:table-cell table:style-name="Tableau2.A2" office:value-type="string">
            <text:list xml:id="list1804796255" text:continue-numbering="true" text:style-name="WWNum1">
              <text:list-item>
                <text:p text:style-name="P24">Les utilisateurs finaux ou les personnes concernées par l'amélioration sont-ils particulièrement vulnérables ? </text:p>
              </text:list-item>
            </text:list>
            <text:p text:style-name="P8"><text:span text:style-name="T8">☐</text:span><text:span text:style-name="T5"> A: Oui, les utilisateurs finaux appartiennent à plusieurs groupes vulnérables</text:span></text:p>
            <text:p text:style-name="P8"><text:span text:style-name="T8">☐</text:span><text:span text:style-name="T5"> B: Oui, les utilisateurs finaux font partie d'au moins un groupe vulnérable</text:span></text:p>
            <text:p text:style-name="P8"><text:span text:style-name="T8">☐</text:span><text:span text:style-name="T5"> C: Je ne sais pas <text:s/></text:span></text:p>
            <text:p text:style-name="P8"><text:span text:style-name="T8">☐</text:span><text:span text:style-name="T5"> D: les utilisateurs finaux ne sont pas vulnérables aujourd'hui mais pourraient l'être</text:span></text:p>
            <text:p text:style-name="P8"><text:span text:style-name="T8">☐</text:span><text:span text:style-name="T5"> E: Non</text:span></text:p>
          </table:table-cell>
        </table:table-row>
        <table:table-row table:style-name="Tableau2.5">
          <table:table-cell table:style-name="Tableau2.A2" office:value-type="string">
            <text:list xml:id="list2100913513" text:continue-numbering="true" text:style-name="WWNum1">
              <text:list-item>
                <text:p text:style-name="P24">La fonctionnalité proposée créera-t-elle ou exacerbera-t-elle des obstacles pour les personnes en situation de handicap ?</text:p>
              </text:list-item>
            </text:list>
            <text:p text:style-name="P8"><text:span text:style-name="T8">☐</text:span><text:span text:style-name="T5"> A: Oui</text:span></text:p>
            <text:p text:style-name="P8"><text:span text:style-name="T8">☐</text:span><text:span text:style-name="T5"> C: Je ne sais pas </text:span></text:p>
            <text:p text:style-name="P8"><text:span text:style-name="T8">☐</text:span><text:span text:style-name="T5"> D: Non</text:span></text:p>
            <text:p text:style-name="P8"><text:span text:style-name="T8">☐</text:span><text:span text:style-name="T5"> E: Non, cela contribuera à faire tomber les barrières</text:span></text:p>
          </table:table-cell>
          <table:table-cell table:style-name="Tableau2.A2" office:value-type="string">
            <text:list xml:id="list1076574973" text:continue-numbering="true" text:style-name="WWNum1">
              <text:list-item>
                <text:p text:style-name="P24">Existe-t-il des exigences en matière de divulgation ou de demande d'autorisation pour l'utilisation de données dans lesquelles des personnes sont représentées ?</text:p>
              </text:list-item>
            </text:list>
            <text:p text:style-name="P8"><text:span text:style-name="T8">☐</text:span><text:span text:style-name="T5"> A: Oui</text:span></text:p>
            <text:p text:style-name="P8"><text:span text:style-name="T8">☐</text:span><text:span text:style-name="T5"> C: Je ne sais pas <text:s/></text:span></text:p>
            <text:p text:style-name="P8"><text:span text:style-name="T8">☐</text:span><text:span text:style-name="T5"> D: Sans objet</text:span></text:p>
            <text:p text:style-name="P8"><text:span text:style-name="T8">☐</text:span><text:span text:style-name="T5"> E: Non</text:span></text:p>
          </table:table-cell>
        </table:table-row>
        <table:table-row table:style-name="Tableau2.3">
          <table:table-cell table:style-name="Tableau2.A2" office:value-type="string">
            <text:list xml:id="list1395131192" text:continue-numbering="true" text:style-name="WWNum1">
              <text:list-item>
                <text:p text:style-name="P24">Les personnes ou les groupes susceptibles d'être affectés par le processus d'IA proposé sont-ils représentés dans les jeux de données d'apprentissage </text:p>
              </text:list-item>
            </text:list>
            <text:p text:style-name="P8"><text:span text:style-name="T8">☐</text:span><text:span text:style-name="T5"> A: Non</text:span></text:p>
            <text:p text:style-name="P8"><text:span text:style-name="T8">☐</text:span><text:span text:style-name="T5"> C: Je ne sais pas <text:s/></text:span></text:p>
            <text:p text:style-name="P8"><text:span text:style-name="T8">☐</text:span><text:span text:style-name="T5"> D: Sans objet</text:span></text:p>
            <text:p text:style-name="P8"><text:span text:style-name="T8">☐</text:span><text:span text:style-name="T5"> E: Oui</text:span></text:p>
          </table:table-cell>
          <table:table-cell table:style-name="Tableau2.A2" office:value-type="string">
            <text:list xml:id="list1692771954" text:continue-numbering="true" text:style-name="WWNum1">
              <text:list-item>
                <text:p text:style-name="P19">Le dispositif IA aura-t-il une incidence sur les droits, le bien-être ou la dignité des personnes ?</text:p>
              </text:list-item>
            </text:list>
            <text:p text:style-name="P8"><text:span text:style-name="T8">☐</text:span><text:span text:style-name="T5"> A: Oui, négativement <text:s/></text:span></text:p>
            <text:p text:style-name="P8"><text:span text:style-name="T8">☐</text:span><text:span text:style-name="T5"> B: Oui, positivement pour certaines personnes <text:s/></text:span></text:p>
            <text:p text:style-name="P8"><text:span text:style-name="T8">☐</text:span><text:span text:style-name="T5"> C: Je ne sais pas </text:span></text:p>
            <text:p text:style-name="P8"><text:span text:style-name="T8">☐</text:span><text:span text:style-name="T5"> D: Oui, positivement pour tous </text:span></text:p>
            <text:p text:style-name="P8"><text:span text:style-name="T8">☐</text:span><text:span text:style-name="T5"> E: Non</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able:table-cell>
        </table:table-row>
        <table:table-row table:style-name="Tableau2.7">
          <table:table-cell table:style-name="Tableau2.A1" table:number-columns-spanned="2" office:value-type="string">
            <text:p text:style-name="P15"><text:line-break/><text:soft-page-break/>Données</text:p>
          </table:table-cell>
          <table:covered-table-cell/>
        </table:table-row>
        <table:table-row table:style-name="Tableau2.8">
          <table:table-cell table:style-name="Tableau2.A2" office:value-type="string">
            <text:list xml:id="list504161378" text:continue-numbering="true" text:style-name="WWNum1">
              <text:list-item>
                <text:p text:style-name="P24">Le dispositif utilisera-t-il des données contenant des informations personnelles à un moment quelconque ?</text:p>
              </text:list-item>
            </text:list>
            <text:p text:style-name="P8"><text:span text:style-name="T8">☐</text:span><text:span text:style-name="T5"> A: Oui</text:span></text:p>
            <text:p text:style-name="P8"><text:span text:style-name="T8">☐</text:span><text:span text:style-name="T5"> B: Oui, en quantité limitée</text:span></text:p>
            <text:p text:style-name="P8"><text:span text:style-name="T8">☐</text:span><text:span text:style-name="T5"> C: Je ne sais pas </text:span></text:p>
            <text:p text:style-name="P8"><text:span text:style-name="T8">☐</text:span><text:span text:style-name="T5"> D: Oui, mais elles seront supprimées</text:span></text:p>
            <text:p text:style-name="P8"><text:span text:style-name="T8">☐</text:span><text:span text:style-name="T5"> E: Non</text:span></text:p>
          </table:table-cell>
          <table:table-cell table:style-name="Tableau2.A2" office:value-type="string">
            <text:list xml:id="list1566578587" text:continue-numbering="true" text:style-name="WWNum1">
              <text:list-item>
                <text:p text:style-name="P19">Le dispositif utilisera-t-il des informations protégées par le droit d'auteur ou soumises à d'autres restrictions à un moment ou à un autre ? <text:s text:c="9"/></text:p>
              </text:list-item>
            </text:list>
            <text:p text:style-name="P8"><text:span text:style-name="T8">☐</text:span><text:span text:style-name="T5"> A: Oui</text:span></text:p>
            <text:p text:style-name="P8"><text:span text:style-name="T8">☐</text:span><text:span text:style-name="T5"> B: Oui, en quantité limitée </text:span></text:p>
            <text:p text:style-name="P8"><text:span text:style-name="T8">☐</text:span><text:span text:style-name="T5"> C: Je ne sais pas </text:span></text:p>
            <text:p text:style-name="P8"><text:span text:style-name="T8">☐</text:span><text:span text:style-name="T5"> D: Oui, mais nous avons une autorisation</text:span></text:p>
            <text:p text:style-name="P8"><text:span text:style-name="T8">☐</text:span><text:span text:style-name="T5"> E: Non</text:span></text:p>
          </table:table-cell>
        </table:table-row>
        <table:table-row table:style-name="Tableau2.9">
          <table:table-cell table:style-name="Tableau2.A2" table:number-columns-spanned="2" office:value-type="string">
            <text:list xml:id="list1286085445" text:continue-numbering="true" text:style-name="WWNum1">
              <text:list-item>
                <text:p text:style-name="P19">Votre organisation fournira-t-elle des données pour entraîner, valider ou affiner le système automatisé ? Ces données consistent généralement en un contenu numérique lisible par machine avec les métadonnées ou les étiquettes qui l'accompagnent, selon la granularité, la spécificité ou la norme que vous souhaitez que le modèle reconnaisse. Par exemple, les fichiers de livres électroniques avec leurs notices de catalogue MARC correspondantes permettraient d'entraîner un modèle à créer des notices MARC à partir de livres électroniques. . </text:p>
              </text:list-item>
            </text:list>
            <text:p text:style-name="Table_20_Paragraph"><text:span text:style-name="T5"><text:s text:c="10"/></text:span><text:span text:style-name="T8">☐</text:span><text:span text:style-name="T5"> A: Non, nous utiliserons un système préentraîné <text:s/></text:span></text:p>
            <text:p text:style-name="P8"><text:span text:style-name="T8">☐</text:span><text:span text:style-name="T5"> B: Non, nous devrons créer des données d'entraînement ou de validation.</text:span></text:p>
            <text:p text:style-name="P8"><text:span text:style-name="T8">☐</text:span><text:span text:style-name="T5"> C: Je ne sais pas si nous disposons de données d'entraînement pour ce cas d'utilisation.</text:span></text:p>
            <text:p text:style-name="P8"><text:span text:style-name="T8">☐</text:span><text:span text:style-name="T5"> D: Oui, mais nous devons encore les agréger</text:span></text:p>
            <text:p text:style-name="P8"><text:span text:style-name="T8">☐</text:span><text:span text:style-name="T5"> E: Oui, nous l'avons identifié et nous sommes prêts à les fournir.</text:span></text:p>
            <text:p text:style-name="Table_20_Paragraph"><text:span text:style-name="T5"><text:s text:c="10"/></text:span><text:span text:style-name="T8">☐</text:span><text:span text:style-name="T5"> F: Autres cas, décrire : </text:span><text:text-input text:description=""/></text:p>
          </table:table-cell>
          <table:covered-table-cell/>
        </table:table-row>
        <table:table-row table:style-name="Tableau2.10">
          <table:table-cell table:style-name="Tableau2.A2" table:number-columns-spanned="2" office:value-type="string">
            <text:list xml:id="list764453016" text:continue-numbering="true" text:style-name="WWNum1">
              <text:list-item>
                <text:p text:style-name="P19">Toutes les données contiennent un certain type de biais ou de déséquilibre. Disposez-vous d'une procédure permettant de tester ou d'examiner les ensembles de données afin de détecter les biais ou autres résultats déséquilibrés ou inattendus ? </text:p>
              </text:list-item>
            </text:list>
            <text:p text:style-name="P8"><text:span text:style-name="T8">☐</text:span><text:span text:style-name="T5"> A: Nous ne sommes pas conscients des préjugés et ne contrôlons pas les résultats déséquilibrés.</text:span></text:p>
            <text:p text:style-name="P8"><text:span text:style-name="T8">☐</text:span><text:span text:style-name="T5"> B: Nous sommes conscients des préjugés et n'examinons pas les résultats déséquilibrés.</text:span></text:p>
            <text:p text:style-name="P8"><text:span text:style-name="T8">☐</text:span><text:span text:style-name="T5"> C:Je ne sais pas</text:span></text:p>
            <text:p text:style-name="P8"><text:span text:style-name="T9">☐</text:span><text:span text:style-name="T5"> D: Nous sommes conscients des biais et nous disposons d'un personnel spécialisé qui contrôle les résultats déséquilibrés. </text:span></text:p>
            <text:p text:style-name="Table_20_Paragraph"><text:span text:style-name="T5"><text:s text:c="10"/></text:span><text:span text:style-name="T8">☐</text:span><text:span text:style-name="T5"> E: Nous sommes conscients des biais et disposons d'un personnel spécialisé et de jeux de données équilibrés pour effectuer des comparaisons.</text:span></text:p>
            <text:p text:style-name="Table_20_Paragraph"><text:span text:style-name="T5"><text:s text:c="10"/></text:span><text:span text:style-name="T8">☐</text:span><text:span text:style-name="T5"> Autres cas, décrire :</text:span><text:text-input text:description=""/></text:p>
          </table:table-cell>
          <table:covered-table-cell/>
        </table:table-row>
      </table:table>
      <text:p text:style-name="P4"/>
      <text:p text:style-name="P4"><text:span text:style-name="T13">Évaluation</text:span> : </text:p>
      <text:p text:style-name="P4"/>
      <text:p text:style-name="P4">Comptez et additionnez vos réponses notées dans le tableau ci-dessous : </text:p>
      <text:p text:style-name="P4"/>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row table:style-name="Tableau3.1">
          <table:table-cell table:style-name="Tableau3.A1" office:value-type="string">
            <text:p text:style-name="P4">Section</text:p>
          </table:table-cell>
          <table:table-cell table:style-name="Tableau3.A1" office:value-type="string">
            <text:p text:style-name="P5">A</text:p>
          </table:table-cell>
          <table:table-cell table:style-name="Tableau3.A1" office:value-type="string">
            <text:p text:style-name="P5">B</text:p>
          </table:table-cell>
          <table:table-cell table:style-name="Tableau3.A1" office:value-type="string">
            <text:p text:style-name="P5">C</text:p>
          </table:table-cell>
          <table:table-cell table:style-name="Tableau3.A1" office:value-type="string">
            <text:p text:style-name="P5">D</text:p>
          </table:table-cell>
          <table:table-cell table:style-name="Tableau3.A1" office:value-type="string">
            <text:p text:style-name="P5">E</text:p>
          </table:table-cell>
          <table:table-cell table:style-name="Tableau3.A1" office:value-type="string">
            <text:p text:style-name="P5">sous-totaux</text:p>
          </table:table-cell>
        </table:table-row>
        <table:table-row table:style-name="Tableau3.1">
          <table:table-cell table:style-name="Tableau3.A2" office:value-type="string">
            <text:p text:style-name="P4">Comment et pourquoi ?</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P4">Qui ?</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P4">Données</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P6">sous-totaux</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1" office:value-type="string">
            <text:p text:style-name="P4"/>
          </table:table-cell>
        </table:table-row>
      </table:table>
      <text:p text:style-name="P4"/>
      <text:p text:style-name="Table_20_Paragraph"><text:span text:style-name="T3">Mostly As - Very high-risk use case.</text:span><text:span text:style-name="T2"> Plan for significant research, development and testing before implementation. Performance must meet the current state of the art for AI safety, trustworthiness, and quality. Quality benchmarks and controls need to be developed and thoroughly tested for even and consistent performance. </text:span></text:p>
      <text:p text:style-name="Table_20_Paragraph"><text:span text:style-name="T3">Principalement des A - Cas d'utilisation à très haut risque</text:span><text:span text:style-name="T2">. Prévoir des travaux de recherche, de développement et de test importants avant la mise en œuvre. Les performances doivent être conformes à l'état actuel de la technique en matière de sécurité, de fiabilité et de qualité de l'IA. Des critères de qualité et des contrôles doivent être mis au point et testés de manière approfondie pour garantir des performances régulières et cohérentes.</text:span></text:p>
      <text:p text:style-name="Table_20_Paragraph"><text:span text:style-name="T2"/></text:p>
      <text:p text:style-name="Table_20_Paragraph"><text:span text:style-name="T3">Beaucoup de B - Cas d'utilisation à haut risque</text:span><text:span text:style-name="T2">. Expérimenter, tester et piloter ces solutions avant de les mettre en œuvre. Des mesures de qualité de base doivent être établies. </text:span></text:p>
      <text:p text:style-name="Table_20_Paragraph"><text:span text:style-name="T2"/></text:p>
      <text:p text:style-name="Table_20_Paragraph"><text:span text:style-name="T3">Principalement des C</text:span><text:span text:style-name="T2"> - Plus d'informations et d'éléments sont nécessaires avant d'aller de l'avant.</text:span></text:p>
      <text:p text:style-name="Table_20_Paragraph"><text:span text:style-name="T2"/></text:p>
      <text:p text:style-name="Table_20_Paragraph"><text:span text:style-name="T3">Principalement des F - Cas d'utilisation à risque modéré</text:span><text:span text:style-name="T2">. Si vous souhaitez acheter ou acquérir des services d'IA pour ce niveau de risque, vérifiez que les mesures de performance publiées sont réalisables avec vos données et votre cas d'utilisation. </text:span></text:p>
      <text:p text:style-name="P2"/>
      <text:p text:style-name="P2"><text:span text:style-name="T12">Principalement des E - Cas d'utilisation à faible risque</text:span>. Il est probablement approprié de rechercher et d'acheter des outils ou des services disponibles sur le marché qui répondent aux normes de qualité.</text:p>
      <text:p text:style-name="Standard"><text:soft-page-break/><text:span text:style-name="T3">Un mélange ? Où avez-vous le plus de A et de B ? Cela vous indiquera où concentrer vos efforts de réduction des risques. Vos D et vos E vous indiqueront où les conditions de risque diminuent. </text:span></text:p>
      <text:p text:style-name="P3"/>
      <text:p text:style-name="P18">Ces notes ne sont ni définitives ni exactes. Elles sont destinés à informer une première évaluation du risque, de la faisabilité et de la priorisation des cas d'utilisation de l'IA proposés. La discussion et la réflexion que ce questionnaire facilite sont plus importantes que le score. La mise en œuvre de l'IA comporte toute une série de risques et de coûts. Un niveau de risque élevé signifie généralement que les coûts et les ressources nécessaires à la mise en œuvre sont plus importants.</text:p>
      <text:p text:style-name="P3"/>
      <text:p text:style-name="P3"><text:span text:style-name="T16">Note : Les catégories de risque s'inspirent des paramètres d'évaluation du FADGI. De nombreuses questions sont basées sur l'évaluation algorithmique de l'impact (Canada) : </text:span><text:a xlink:type="simple" xlink:href="https://canada-ca.github.io/aia-eia-js/" text:style-name="Internet_20_link" text:visited-style-name="Visited_20_Internet_20_Link"><text:span text:style-name="T16">https://canada-ca.github.io/aia-eia-js/</text:span></text:a></text:p>
      <text:p text:style-name="P3"/>
      <text:p text:style-name="Table_20_Paragraph"><text:span text:style-name="T2"/></text:p>
      <text:p text:style-name="P3"/>
      <text:p text:style-name="P2"/>
      <text:p text:style-name="P4"/>
      <text:p text:style-name="P4"/>
      <text:p text:style-name="Standard"/>
      <text:p text:style-name="P4"/>
      <text:p text:style-name="Table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7b230b" style:font-name="Cambria" fo:font-style="italic" style:font-style-asian="italic" style:font-style-complex="italic"/>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Calibri" style:font-name-asian="Calibri1" style:font-name-complex="Calibri1"/>
    </style:style>
    <style:style style:name="Footnote_20_Text_20_Char" style:display-name="Footnote Text Char" style:family="text" style:parent-style-name="Default_20_Paragraph_20_Font">
      <style:text-properties style:font-name="Calibri" fo:font-size="10pt" style:font-name-asian="Calibri1" style:font-size-asian="10pt" style:font-name-complex="Calibri1" style:font-size-complex="10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style:font-name-asian="Calibri1" style:font-size-asian="10pt" style:font-name-complex="Calibri1" style:font-size-complex="10pt"/>
    </style:style>
    <style:style style:name="Comment_20_Subject_20_Char" style:display-name="Comment Subject Char" style:family="text" style:parent-style-name="Comment_20_Text_20_Char">
      <style:text-properties style:font-name="Calibri" fo:font-size="10pt" fo:font-weight="bold" style:font-name-asian="Calibri1" style:font-size-asian="10pt" style:font-weight-asian="bold" style:font-name-complex="Calibri1" style:font-size-complex="10pt" style:font-weight-complex="bold"/>
    </style:style>
    <style:style style:name="Heading_20_4_20_Char" style:display-name="Heading 4 Char" style:family="text" style:parent-style-name="Default_20_Paragraph_20_Font">
      <style:text-properties fo:color="#7b230b" style:font-name="Cambria"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f01"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492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99cm" fo:margin-left="0cm" fo:margin-right="0cm" fo:margin-bottom="1.69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101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392cm" fo:margin-left="0cm" fo:margin-right="0cm" fo:margin-top="0.293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 text:c="22"/><text:page-number text:select-page="current">3</text:page-number></text:p>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Header"/>
      </style:header>
      <style:footer>
        <text:p text:style-name="Footer"/>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igail Potter</meta:initial-creator>
    <dc:creator>JP Moreux</dc:creator>
    <meta:editing-cycles>19</meta:editing-cycles>
    <meta:print-date>2023-10-25T23:00:00</meta:print-date>
    <meta:creation-date>2023-11-16T14:16:00</meta:creation-date>
    <dc:date>2025-04-26T17:57:57</dc:date>
    <meta:editing-duration>P2DT19H1M15S</meta:editing-duration>
    <meta:generator>OpenOffice/4.1.14$Unix OpenOffice.org_project/4114m1$Build-9811</meta:generator>
    <meta:document-statistic meta:table-count="3" meta:image-count="0" meta:object-count="0" meta:page-count="4" meta:paragraph-count="168" meta:word-count="1961" meta:character-count="11343"/>
    <meta:user-defined meta:name="AppVersion">16.0000</meta:user-defined>
    <meta:user-defined meta:name="Company">The Library of Cong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